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emphasize="none"/>
    </style:style>
    <style:style style:name="T2" style:family="text">
      <style:text-properties style:text-emphasize="accent above"/>
    </style:style>
    <style:style style:name="T3" style:family="text">
      <style:text-properties style:text-emphasize="circle below"/>
    </style:style>
  </office:automatic-styles>
  <office:body>
    <office:text>
      <text:p> <text:span text:style-name="T1">
     This is an example of text without emphasis.</text:span>
   </text:p>
      <text:p><text:span text:style-name="T2">
     This is an example of text with accent above emphasis.</text:span>
   </text:p>
      <text:p><text:span text:style-name="T3">
     This is an example of text with circle below emphasis.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